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3_7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3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N. Taylor Phillips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April 13, 1891</text:p>
      <text:p text:style-name="P6">Month<text:tab/><text:tab/><text:tab/><text:tab/><text:tab/><text:tab/>April</text:p>
      <text:p text:style-name="P6">Year<text:tab/><text:tab/><text:tab/><text:tab/><text:tab/><text:tab/>1891</text:p>
      <text:p text:style-name="P6">Hebrew Date<text:tab/><text:tab/><text:tab/><text:tab/><text:tab/></text:p>
      <text:p text:style-name="P6">Undated</text:p>
      <text:p text:style-name="P6">City<text:tab/><text:tab/><text:tab/><text:tab/><text:tab/><text:tab/>New York</text:p>
      <text:p text:style-name="P6">State<text:tab/><text:tab/><text:tab/><text:tab/><text:tab/><text:tab/>NY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WILLIAM STANLEY.<text:tab/><text:tab/><text:tab/><text:tab/><text:tab/><text:tab/><text:tab/>STEPHEN G. CLARKE./</text:p>
      <text:p text:style-name="P3">EDWIN B. SMITH.<text:tab/><text:tab/><text:tab/><text:tab/><text:tab/><text:tab/><text:tab/><text:tab/>MELVIN BROWN./</text:p>
      <text:p text:style-name="P3"><text:tab/><text:tab/><text:tab/><text:tab/><text:tab/><text:tab/><text:tab/><text:tab/><text:tab/><text:tab/>R. TAYLOR PHILLIPS./</text:p>
      <text:p text:style-name="P2">LAW OFFICES/</text:p>
      <text:p text:style-name="P2">OF/</text:p>
      <text:p text:style-name="P2">Stanley, Clarke &amp; Smith,/</text:p>
      <text:p text:style-name="P2">No. 120 Broadway,/</text:p>
      <text:p text:style-name="P2">EQUITABLE BUILDING./</text:p>
      <text:p text:style-name="P4">New York, April 13. 1891./</text:p>
      <text:p text:style-name="P3">Most respected Sir./</text:p>
      <text:p text:style-name="P3"><text:tab/>I have the pleasure/ of acknowledging the receipt of your/ esteemed communication of the 11<text:span text:style-name="T2">th</text:span><text:span text:style-name="T3">/ inst; and in expressing my ap-/preciation for the trouble you have/ exercised in the premises, permit/ me also to convey the request that/ you will ever accord me the priv-/ilege of serving you, should occasion/ require./</text:span></text:p>
      <text:p text:style-name="P3"><text:soft-page-break/><text:span text:style-name="T3"><text:tab/>With kindest regard,/ I have the honor to remain,/ Yr. Obt. Svt./ N. Taylor Phillips./</text:span></text:p>
      <text:p text:style-name="P3"><text:span text:style-name="T3">To the/ Rev. Dr. S. Morais,/ Philadelphia/ Pa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3T13:54:18.87</meta:creation-date>
    <dc:date>2011-11-23T14:02:57.06</dc:date>
    <dc:creator>Penn Libraries</dc:creator>
    <meta:editing-duration>PT00H08M3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3" meta:word-count="273" meta:character-count="1946"/>
  </office:meta>
</office:document-meta>
</file>